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acfb" officeooo:paragraph-rsid="001e59c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77c22" officeooo:paragraph-rsid="001e59c9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baebc" officeooo:paragraph-rsid="001e59c9"/>
    </style:style>
    <style:style style:name="P4" style:family="paragraph" style:parent-style-name="Standard">
      <style:text-properties officeooo:rsid="00077c22" officeooo:paragraph-rsid="001e59c9"/>
    </style:style>
    <style:style style:name="P5" style:family="paragraph" style:parent-style-name="Standard">
      <style:text-properties officeooo:rsid="0003d53d" officeooo:paragraph-rsid="001e59c9"/>
    </style:style>
    <style:style style:name="P6" style:family="paragraph" style:parent-style-name="Standard">
      <style:text-properties officeooo:paragraph-rsid="001e59c9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1e59c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e59c9" officeooo:paragraph-rsid="001e59c9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e59c9" officeooo:paragraph-rsid="001e59c9" style:font-weight-asian="normal" style:font-weight-complex="normal"/>
    </style:style>
    <style:style style:name="T1" style:family="text">
      <style:text-properties officeooo:rsid="000ab00e"/>
    </style:style>
    <style:style style:name="T2" style:family="text">
      <style:text-properties officeooo:rsid="000c5d61"/>
    </style:style>
    <style:style style:name="T3" style:family="text">
      <style:text-properties officeooo:rsid="00077c22"/>
    </style:style>
    <style:style style:name="T4" style:family="text">
      <style:text-properties officeooo:rsid="0010acfb"/>
    </style:style>
    <style:style style:name="T5" style:family="text">
      <style:text-properties officeooo:rsid="001e59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LSQL SET <text:span text:style-name="T5">7</text:span></text:p>
      <text:p text:style-name="P2"/>
      <text:p text:style-name="P3">Experiment : <text:span text:style-name="T5">12</text:span></text:p>
      <text:p text:style-name="P4">Name : Ajay J</text:p>
      <text:p text:style-name="P4">Roll No : 4</text:p>
      <text:p text:style-name="P5">Class : S5R</text:p>
      <text:p text:style-name="P6"><text:span text:style-name="T3">Date : </text:span><text:span text:style-name="T5">15</text:span><text:span text:style-name="T3">/</text:span><text:span text:style-name="T4">0</text:span><text:span text:style-name="T5">2</text:span><text:span text:style-name="T3">/202</text:span><text:span text:style-name="T4">2</text:span></text:p>
      <text:p text:style-name="P6"/>
      <text:p text:style-name="P7">CREATE TABLE</text:p>
      <text:p text:style-name="P6">create table students2(roll_no int, name varchar(20), m1 int, m2 int, m3 int,tot int, avge float);</text:p>
      <text:p text:style-name="P6"/>
      <text:p text:style-name="P8">QUESTION</text:p>
      <text:p text:style-name="P9"><text:span text:style-name="T2">1</text:span>. Given student report database in which student marks assessment is recorded, create a trigger so that the total and average of specified marks is automatically inserted whenever a record is inserted.</text:p>
      <text:p text:style-name="P9"/>
      <text:p text:style-name="P7">PROGRAM</text:p>
      <text:p text:style-name="P6">set serveroutput on</text:p>
      <text:p text:style-name="P6">create or replace trigger y</text:p>
      <text:p text:style-name="P6">before</text:p>
      <text:p text:style-name="P6">insert on students2 for each row</text:p>
      <text:p text:style-name="P6">begin</text:p>
      <text:p text:style-name="P6"><text:tab/>case</text:p>
      <text:p text:style-name="P6"><text:tab/><text:tab/>when inserting then</text:p>
      <text:p text:style-name="P6"><text:tab/><text:tab/><text:tab/>update students2 set tot=m1+m2+m3;</text:p>
      <text:p text:style-name="P6"><text:tab/><text:tab/><text:tab/>update students2 set avge=tot/3;</text:p>
      <text:p text:style-name="P6"><text:tab/>end case;</text:p>
      <text:p text:style-name="P6">end;</text:p>
      <text:p text:style-name="P6">/</text:p>
      <text:p text:style-name="P6"/>
      <text:p text:style-name="P8">OUTPUT</text:p>
      <text:p text:style-name="P8"/>
      <text:p text:style-name="P9">SQL&gt; @/home/csdb05/Ajay/PLSQL/expt12.sql</text:p>
      <text:p text:style-name="P9"/>
      <text:p text:style-name="P9">Trigger created.</text:p>
      <text:p text:style-name="P9"/>
      <text:p text:style-name="P9">SQL&gt; insert into students2 values(1,'Albin',4,8,10,0,0);</text:p>
      <text:p text:style-name="P9"/>
      <text:p text:style-name="P9">1 row created.</text:p>
      <text:p text:style-name="P9"/>
      <text:p text:style-name="P9">SQL&gt; insert into students2 values(7,'Aiswarya',9,3,12,0,0);</text:p>
      <text:p text:style-name="P9"/>
      <text:p text:style-name="P9">1 row created.</text:p>
      <text:p text:style-name="P9"/>
      <text:p text:style-name="P9">SQL&gt; insert into students2 values(2,'Aravind',8,9,10,0,0);</text:p>
      <text:p text:style-name="P9"/>
      <text:p text:style-name="P9">1 row created.</text:p>
      <text:p text:style-name="P9"/>
      <text:p text:style-name="P9">SQL&gt; nsert into students2 values(3,'Jacob',3,5,12,0,0);</text:p>
      <text:p text:style-name="P9"/>
      <text:p text:style-name="P9">1 row created.</text:p>
      <text:p text:style-name="P9"/>
      <text:p text:style-name="P9"/>
      <text:p text:style-name="P9"><text:soft-page-break/></text:p>
      <text:p text:style-name="P9">SQL&gt; select * from students2;</text:p>
      <text:p text:style-name="P9"/>
      <text:p text:style-name="P9"><text:s text:c="3"/>ROLL_NO <text:tab/>NAME <text:tab/>M1<text:tab/><text:tab/>M2<text:tab/> <text:s text:c="5"/>M3<text:tab/><text:tab/>TOT<text:tab/><text:tab/>AVGE</text:p>
      <text:p text:style-name="P9"><text:s text:c="3"/>-------------- <text:tab/>---------------<text:tab/>---------- <text:s text:c="7"/>---------- <text:s text:c="3"/>---------- <text:tab/>----------<text:tab/>----------</text:p>
      <text:p text:style-name="P9"><text:tab/> 1 <text:tab/>Albin<text:tab/><text:tab/>4<text:tab/> <text:s text:c="3"/><text:tab/>8<text:tab/> <text:s text:c="5"/>10<text:tab/> <text:tab/>22<text:tab/><text:tab/>7.33333333</text:p>
      <text:p text:style-name="P9"/>
      <text:p text:style-name="P9"><text:tab/> 7 <text:tab/>Aiswarya<text:tab/>9<text:tab/> <text:s text:c="3"/><text:tab/>3<text:tab/> <text:s text:c="5"/>12<text:tab/> <text:tab/>24<text:tab/><text:tab/>8</text:p>
      <text:p text:style-name="P9"/>
      <text:p text:style-name="P9"><text:tab/> 2 <text:tab/>Aravind<text:tab/>8<text:tab/> <text:s text:c="3"/><text:tab/>9<text:tab/> <text:s text:c="5"/>10<text:tab/> <text:tab/>27<text:tab/><text:tab/>9</text:p>
      <text:p text:style-name="P9"/>
      <text:p text:style-name="P9"><text:tab/> 3 <text:tab/>Jacob<text:tab/><text:tab/>3<text:tab/> <text:s text:c="3"/><text:tab/>5<text:tab/> <text:s text:c="5"/>12<text:tab/> <text:s/><text:tab/>0<text:tab/><text:tab/>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1:17:48.834697964</meta:creation-date>
    <dc:date>2022-02-15T11:28:47.915454695</dc:date>
    <meta:editing-duration>PT10M59S</meta:editing-duration>
    <meta:editing-cycles>1</meta:editing-cycles>
    <meta:document-statistic meta:table-count="0" meta:image-count="0" meta:object-count="0" meta:page-count="2" meta:paragraph-count="41" meta:word-count="187" meta:character-count="1286" meta:non-whitespace-character-count="1030"/>
    <meta:generator>LibreOffice/6.4.7.2$Linux_X86_64 LibreOffice_project/40$Build-2</meta:generator>
  </office:meta>
</office:document-meta>
</file>